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T1" style:family="text">
      <style:text-properties officeooo:rsid="00195a60"/>
    </style:style>
    <style:style style:name="T2" style:family="text">
      <style:text-properties officeooo:rsid="00195a60"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based on an Educause publication.</text:p>
      <text:p text:style-name="P3"/>
      <text:p text:style-name="P3">Introduction – What is Cloud Computing</text:p>
      <text:p text:style-name="P1"/>
      <text:p text:style-name="P2">What is it?</text:p>
      <text:p text:style-name="P1"/>
      <text:p text:style-name="P1">Basically cloud computing is the delivery of scalable IT resources over a network or more broadly, the Internet. It is different from hosting or hosted services in the sense that </text:p>
      <text:p text:style-name="P1"/>
      <text:p text:style-name="P2">Who is doing it?</text:p>
      <text:p text:style-name="P1"/>
      <text:p text:style-name="P2">How does it work?</text:p>
      <text:p text:style-name="P1"/>
      <text:p text:style-name="P2">Why is it significant?</text:p>
      <text:p text:style-name="P1"/>
      <text:p text:style-name="P2">What are the downsides?</text:p>
      <text:p text:style-name="P1">(John will touch on this later in the talk)</text:p>
      <text:p text:style-name="P1"/>
      <text:p text:style-name="P2">Where is it going?</text:p>
      <text:p text:style-name="P1"/>
      <text:p text:style-name="P2">What is the implications for libraries?</text:p>
      <text:p text:style-name="P1">This is what the talk is all about, and will be our conclusion.</text:p>
      <text:p text:style-name="P1"/>
      <text:p text:style-name="P3">Products</text:p>
      <text:p text:style-name="P4">Cassandra</text:p>
      <text:p text:style-name="P4"/>
      <text:p text:style-name="P5">John, I think you should cover this if we end up going over it in our presentation.</text:p>
      <text:p text:style-name="P4"/>
      <text:p text:style-name="P4">Eucalyptus (Ubuntu Enterprise Cloud)</text:p>
      <text:p text:style-name="P4"/>
      <text:p text:style-name="P4"/>
      <text:p text:style-name="P4">Cloud Crowd</text:p>
      <text:p text:style-name="P4"/>
      <text:p text:style-name="P5">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5"/>
      <text:p text:style-name="P5">Why did we want to use it? At McMaster, we have a couple of digital collections with HUGE files – WW1 Trench maps, and aerial photos. The files are range in size from about 600Mb all the way up to 2GB, and I needed to convert these from tif to jpge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text:soft-page-break/>completed. </text:p>
      <text:p text:style-name="P5"/>
      <text:p text:style-name="P5">John hopped onto Metafilter and asked for suggestions, and we had been always thinking of ways we could use bash reduce, hadoop, or our OSX grid. Neither of use quite grok'd how to setup a mogrify process across any of those projectes and John ended coming across Cloud Crowd, and it looked exactly like what we needed. I should also mention that John has a bit of a Ruby fetish. We spent about two weeks experimenting on how to get all this working. Lot's of sysadmin working getting ruby up to date on a number of machines – both OSX and Linux platforms. </text:p>
      <text:p text:style-name="P5"/>
      <text:p text:style-name="P5">Problems – Oh, we had a lot. Besides the she<text:span text:style-name="T1">e</text:span>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painful seg faults. Nodes sporatically dropped out of the cloud because nodes were taking too long to answer. <text:span text:style-name="T2">(maybe put something in here about how we have constant problems with out network topography)</text:span> We had to<text:span text:style-name="T1"> modify the gem to allow for the network topographical slowness</text:span>. It ran slow – alb<text:span text:style-name="T1">ei</text:span>t faster than the single machine running the mogrify script, but slow. And finally output was also spora<text:span text:style-name="T1">d</text:span>ic with the nodes dropping out.</text:p>
      <text:p text:style-name="P5"/>
      <text:p text:style-name="P5">In the middle of our little experiment, I working on getting Djatoka (an open source JPEG2000 image server) up and running. Djatoka comes with a couple little handy utilities, one of them being compress.sh which basically convert those big tifs to jpegs, and with maxium efficiency. And, I mean maximum – about 1000x faster than imagemagic/mogrify. This is because the Djatoka compress.sh script utilizes the Kakadu library.</text:p>
      <text:p text:style-name="P5"/>
      <text:p text:style-name="P5">So, this little project was a fail – but not necessarily a cloud fail. This project initially failed because we were using a very new and unproven tech. The technology was very cool, but John and my limited programming skills did not allow us to contribute the to project in a meaning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3T21:22:04</meta:creation-date>
    <meta:editing-duration>PT00H01M52S</meta:editing-duration>
    <meta:editing-cycles>2</meta:editing-cycles>
    <meta:generator>OpenOffice.org/3.2$Unix OpenOffice.org_project/320m19$Build-9505</meta:generator>
    <meta:document-statistic meta:table-count="0" meta:image-count="0" meta:object-count="0" meta:page-count="2" meta:paragraph-count="23" meta:word-count="768" meta:character-count="4313"/>
    <dc:date>2011-01-24T10:04:55</dc:date>
    <dc:creator>John Fink</dc:creator>
  </office:meta>
</office:document-meta>
</file>